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color="#2a6099"/>
    </style:style>
    <style:style style:name="P2" style:family="paragraph" style:parent-style-name="Text_20_body">
      <style:text-properties fo:color="#2a6099" fo:font-style="italic" fo:font-weight="bold" officeooo:rsid="00183b0c" officeooo:paragraph-rsid="00183b0c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officeooo:rsid="0015b20f" officeooo:paragraph-rsid="0015b20f"/>
    </style:style>
    <style:style style:name="P4" style:family="paragraph" style:parent-style-name="Text_20_body">
      <style:text-properties officeooo:paragraph-rsid="0015b20f"/>
    </style:style>
    <style:style style:name="P5" style:family="paragraph" style:parent-style-name="Text_20_body">
      <style:text-properties fo:font-style="italic" fo:font-weight="bold" officeooo:paragraph-rsid="0015b20f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tyle="italic" fo:font-weight="bold" officeooo:rsid="0015b20f" officeooo:paragraph-rsid="0015b20f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font-style="italic" fo:font-weight="bold" officeooo:rsid="0017fd58" officeooo:paragraph-rsid="0017fd58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fo:font-style="normal" fo:font-weight="normal" officeooo:rsid="0015b20f" officeooo:paragraph-rsid="0015b20f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fo:font-weight="normal" officeooo:rsid="0017fd58" officeooo:paragraph-rsid="0017fd58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>
      <style:text-properties officeooo:rsid="00183b0c" officeooo:paragraph-rsid="00183b0c"/>
    </style:style>
    <style:style style:name="P11" style:family="paragraph" style:parent-style-name="Text_20_body" style:list-style-name="L1">
      <style:text-properties officeooo:paragraph-rsid="00183b0c"/>
    </style:style>
    <style:style style:name="T1" style:family="text">
      <style:text-properties fo:color="#2a6099"/>
    </style:style>
    <style:style style:name="T2" style:family="text">
      <style:text-properties fo:color="#2a6099" officeooo:rsid="0015b20f"/>
    </style:style>
    <style:style style:name="T3" style:family="text">
      <style:text-properties fo:color="#2a6099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2a6099" officeooo:rsid="0017a3aa"/>
    </style:style>
    <style:style style:name="T5" style:family="text">
      <style:text-properties fo:color="#2a6099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2a6099" fo:font-style="normal" fo:font-weight="normal" officeooo:rsid="00183b0c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pecification for Fiddle Framework</text:h>
      <text:p text:style-name="P4"><text:span text:style-name="T2"/></text:p>
      <text:p text:style-name="P5"><text:span text:style-name="T2">Purpose</text:span></text:p>
      <text:p text:style-name="P3"><text:span text:style-name="T1">Create a mini blogging site where people can post their opinions about news and current events and read the posts of others on the subject. </text:span></text:p>
      <text:p text:style-name="P3"><text:span text:style-name="T3">Functionality</text:span></text:p>
      <text:p text:style-name="P8"><text:span text:style-name="T1">The functionality can be anything from a simple site that just allows posting and post retrieval to something that allows editing, searching, HTML posting, popularity, direct messaging and comments.</text:span></text:p>
      <text:p text:style-name="P8"><text:span text:style-name="T1">Whilst all this functionality is achievable, to execute on it might take a huge amount of time. As this is a project to showcase my skills, I might have to curb my ambitions and focus on which parts of the project will best illustrate my competence in different technologies.</text:span></text:p>
      <text:p text:style-name="P8"><text:span text:style-name="T1">I will also have to decide if I am to do another project on Laravel or another framework, in which case, making this a colossal project would not be in my best interests.</text:span></text:p>
      <text:p text:style-name="P6"><text:span text:style-name="T1">Core project</text:span></text:p>
      <text:p text:style-name="P8"><text:span text:style-name="T1">The core project will be to create a posting application which will have CRUD functions. I want to allow a user to create, update and delete his own posts and to view all posts, both his and other users.</text:span></text:p>
      <text:p text:style-name="P8"><text:span text:style-name="T1">There is a possibility that I could use a HTML editor to allow editing of posts, which doesn’t involve much work on the back end – only that the data be stored and retrieved as HTML. </text:span><text:span text:style-name="T4">I might also want to put a limit on the amount of text available in each field as well.</text:span></text:p>
      <text:p text:style-name="P8"><text:span text:style-name="T1">The </text:span><text:span text:style-name="T4">main </text:span><text:span text:style-name="T1">extension of functionality from here involves querying. </text:span><text:span text:style-name="T4">Allowing a customer to sort on tags, dates and popularity would be interesting and show some of my querying skills. A more difficult task might be to ascertain the customers personal preferences by recording how many times he liked each author. This might get pretty messy pretty fast. </text:span></text:p>
      <text:p text:style-name="P7"><text:span text:style-name="T4">D</text:span><text:span text:style-name="T1">ocumentation</text:span></text:p>
      <text:p text:style-name="P9"><text:span text:style-name="T1">When uploading this to Github it will be useful to have the SQL structure documented and also to have a copy of all the SQL necessary to produce the tables. This will also show a prospective employer that I can write SQL and I can carefully document my projects.</text:span></text:p>
      <text:p text:style-name="P9"><text:span text:style-name="T1"/></text:p>
      <text:p text:style-name="P2">Next Tasks</text:p>
      <text:list xml:id="list1791729866" text:style-name="L1">
        <text:list-item>
          <text:p text:style-name="P11"><text:span text:style-name="T6">Ensure register is functioning and the sessions and create the Javascript validation. </text:span></text:p>
          <text:p text:style-name="P10"><text:span text:style-name="T5">- finish the password validation in java script</text:span></text:p>
          <text:p text:style-name="P10"><text:span text:style-name="T5">- create the error variable to see if the page gets submitted or not</text:span></text:p>
          <text:p text:style-name="P10"><text:span text:style-name="T5">- import the javascript into the project and test it</text:span></text:p>
          <text:p text:style-name="P10"><text:span text:style-name="T5">- create a flash message if it is rejected because it already exists</text:span></text:p>
          <text:p text:style-name="P10"><text:soft-page-break/><text:span text:style-name="T5">- Test this to ensure it all works</text:span></text:p>
          <text:p text:style-name="P10"><text:span text:style-name="T5"/></text:p>
        </text:list-item>
        <text:list-item>
          <text:p text:style-name="P11"><text:span text:style-name="T6">Alter the user table to include data joined</text:span></text:p>
        </text:list-item>
        <text:list-item>
          <text:p text:style-name="P10"><text:span text:style-name="T5">Ensure the login table is functioning properly and the user sessions are working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5T10:23:05.509000000</meta:creation-date>
    <dc:date>2020-06-25T10:57:51.342000000</dc:date>
    <meta:editing-duration>PT16M25S</meta:editing-duration>
    <meta:editing-cycles>3</meta:editing-cycles>
    <meta:generator>LibreOffice/6.3.1.2$Windows_X86_64 LibreOffice_project/b79626edf0065ac373bd1df5c28bd630b4424273</meta:generator>
    <meta:document-statistic meta:table-count="0" meta:image-count="0" meta:object-count="0" meta:page-count="2" meta:paragraph-count="23" meta:word-count="441" meta:character-count="2445" meta:non-whitespace-character-count="2031"/>
  </office:meta>
</office:document-meta>
</file>